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53cm" fo:min-width="0cm" fo:padding-top="0cm" fo:padding-bottom="0cm" fo:padding-left="0cm" fo:padding-right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style:line-height-at-least="0cm" fo:text-indent="0cm">
        <style:tab-stops/>
      </style:paragraph-properties>
    </style:style>
    <style:style style:name="P2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44pt" fo:font-style="italic" fo:text-shadow="1pt 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54pt" fo:font-style="italic" fo:text-shadow="1pt 1pt" style:font-size-asian="18pt" style:font-size-complex="18pt"/>
    </style:style>
    <style:style style:name="P5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66pt" fo:font-style="italic" fo:text-shadow="1pt 1pt" style:font-size-asian="18pt" style:font-size-complex="18pt"/>
    </style:style>
    <style:style style:name="T1" style:family="text">
      <style:text-properties fo:font-family="ae_Arab" style:font-style-name="Cursiva" style:font-pitch="variable" fo:font-size="44pt" fo:font-style="italic" fo:text-shadow="1pt 1pt" style:font-size-asian="18pt" style:font-size-complex="18pt"/>
    </style:style>
    <style:style style:name="T2" style:family="text">
      <style:text-properties fo:font-family="ae_Arab" style:font-style-name="Cursiva" style:font-pitch="variable" fo:font-size="54pt" fo:font-style="italic" fo:text-shadow="1pt 1pt" style:font-size-asian="18pt" style:font-size-complex="18pt"/>
    </style:style>
    <style:style style:name="T3" style:family="text">
      <style:text-properties fo:font-family="ae_Arab" style:font-style-name="Cursiva" style:font-pitch="variable" fo:font-size="66pt" fo:font-style="italic" fo:text-shadow="1pt 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2" draw:layer="layout" svg:width="1.424cm" svg:height="2.127cm" svg:x="4.231cm" svg:y="10.605cm">
            <draw:text-box>
              <text:p text:style-name="P1"><text:span text:style-name="T1">L</text:span></text:p>
            </draw:text-box>
          </draw:frame>
          <draw:rect draw:style-name="gr2" draw:text-style-name="P3" draw:layer="layout" svg:width="4cm" svg:height="4cm" svg:x="3.787cm" svg:y="10.462cm">
            <text:p/>
          </draw:rect>
          <draw:frame draw:style-name="gr1" draw:text-style-name="P4" draw:layer="layout" svg:width="1.748cm" svg:height="2.609cm" svg:x="4.731cm" svg:y="10.865cm">
            <draw:text-box>
              <text:p text:style-name="P1"><text:span text:style-name="T2">L</text:span></text:p>
            </draw:text-box>
          </draw:frame>
          <draw:frame draw:style-name="gr1" draw:text-style-name="P5" draw:layer="layout" svg:width="2.216cm" svg:height="3.189cm" svg:x="5.355cm" svg:y="11.227cm">
            <draw:text-box>
              <text:p text:style-name="P1"><text:span text:style-name="T3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28T11:04:19</meta:creation-date>
    <dc:date>2006-12-28T12:30:57</dc:date>
    <dc:language>es-ES</dc:language>
    <meta:editing-cycles>2</meta:editing-cycles>
    <meta:editing-duration>PT1H3M1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